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2896" svg:stroke-width="0.019cm" svg:stroke-color="#000000" draw:marker-start-width="0.33cm" draw:marker-start-center="false" draw:marker-end-width="0.3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solid" draw:stroke-dash="Dashed_20__28_var_29__20_2897" svg:stroke-width="0.019cm" svg:stroke-color="#000000" draw:marker-start-width="0.33cm" draw:marker-start-center="false" draw:marker-end-width="0.3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font-relief="none"/>
    </style: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166cm" svg:height="1.006cm" draw:transform="rotate (-0.00314159265359073) translate (10.6121523373427cm 14.2334496425668cm)" svg:viewBox="0 0 167 1007" svg:d="M167 0c-167 144-87 724-87 724 0 0 6 49 6 77s-6 71-6 71c0 0-20 73-34 95-13 22-46 40-46 40">
            <text:p/>
          </draw:path>
          <draw:path draw:style-name="gr2" draw:text-style-name="P1" draw:layer="layout" svg:width="0.166cm" svg:height="1.005cm" draw:transform="rotate (3.1384510609362) translate (10.7748517148161cm 16.2392589486811cm)" svg:viewBox="0 0 167 1006" svg:d="M0 0c175 144 88 724 88 724 0 0-7 49-7 77s7 69 7 69c0 0 19 75 31 96 13 21 48 40 48 40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2896" draw:display-name="Dashed (var) 2896" draw:style="rect" draw:dots1="1" draw:dots1-length="0.011cm" draw:dots2="1" draw:dots2-length="0.011cm" draw:distance="0.011cm"/>
    <draw:stroke-dash draw:name="Dashed_20__28_var_29__20_2897" draw:display-name="Dashed (var) 2897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5T09:56:26.288447593</meta:creation-date>
    <dc:date>2018-03-15T10:17:28.922759729</dc:date>
    <meta:editing-duration>PT1M34S</meta:editing-duration>
    <meta:editing-cycles>2</meta:editing-cycles>
    <meta:generator>LibreOffice/6.0.0.3$MacOSX_X86_64 LibreOffice_project/64a0f66915f38c6217de274f0aa8e15618924765</meta:generator>
    <meta:document-statistic meta:object-count="3"/>
  </office:meta>
</office:document-meta>
</file>